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cb0" officeooo:paragraph-rsid="0016bc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8364d" officeooo:paragraph-rsid="0018364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paragraph-rsid="0016bcb0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c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officeooo:rsid="00183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4"/>
          </table:table-cell>
        </table:table-row>
        <table:table-row>
          <table:table-cell table:style-name="Tabla1.A2" office:value-type="string">
            <text:p text:style-name="P5"><text:span text:style-name="T1">Mail 04/04/2019 - </text:span>Imagenes para el sitio </text:p>
            <text:p text:style-name="P1">Estimados, </text:p>
            <text:p text:style-name="Preformatted_20_Text"/>
            <text:p text:style-name="Preformatted_20_Text">envío posible i<text:span text:style-name="T2">m</text:span>agenes para el sitio para ver como se</text:p>
            <text:p text:style-name="Preformatted_20_Text">ve. </text:p>
            <text:p text:style-name="Preformatted_20_Text"/>
            <text:p text:style-name="P2">Seguimos en contacto.</text:p>
            <text:p text:style-name="P3"><text:a xlink:type="simple" xlink:href="../recursos/Material_Carlos/FondoPagina1.jpg" text:style-name="Internet_20_link" text:visited-style-name="Visited_20_Internet_20_Link">FondoPagina1</text:a> - <text:a xlink:type="simple" xlink:href="../recursos/Material_Carlos/FondoPagina2.jpg" text:style-name="Internet_20_link" text:visited-style-name="Visited_20_Internet_20_Link">FondoPagina2</text:a></text:p>
          </table:table-cell>
        </table:table-row>
        <table:table-row>
          <table:table-cell table:style-name="Tabla1.A2" office:value-type="string">
            <text:p text:style-name="P5"><text:span text:style-name="T1">Mail 01/04/2019 - </text:span>Nueva página: Nosotros - ¿Quienes Somos? </text:p>
            <text:p text:style-name="P1">Estimados, </text:p>
            <text:p text:style-name="Preformatted_20_Text"/>
            <text:p text:style-name="Preformatted_20_Text">adjunto contenido para la página secundaria Nosotros.</text:p>
            <text:p text:style-name="Preformatted_20_Text">En la páginas secundarias mantener el diseño, si es posible (fondo</text:p>
            <text:p text:style-name="Preformatted_20_Text">blanco con líneas curvas azules). </text:p>
            <text:p text:style-name="Preformatted_20_Text"/>
            <text:p text:style-name="Preformatted_20_Text">Color de la letra azul nómade o gris</text:p>
            <text:p text:style-name="Preformatted_20_Text">(negro 70%, 60% ó 50%), sería un gris oscuro, es decir que no sea la</text:p>
            <text:p text:style-name="Preformatted_20_Text">letra negra. </text:p>
            <text:p text:style-name="Preformatted_20_Text"/>
            <text:p text:style-name="Preformatted_20_Text">Ideas para el texto: poner párrafos alineados a la</text:p>
            <text:p text:style-name="Preformatted_20_Text">izquierda y otros a la derecha en forma alternativa y acompañados por</text:p>
            <text:p text:style-name="Preformatted_20_Text">una imagen. </text:p>
            <text:p text:style-name="Preformatted_20_Text"/>
            <text:p text:style-name="Preformatted_20_Text">Ejemplo, se me ocurre: </text:p>
            <text:p text:style-name="Preformatted_20_Text"/>
            <text:p text:style-name="Preformatted_20_Text">-Párrafo 1 (bloque alineado a la</text:p>
            <text:p text:style-name="Preformatted_20_Text">izquierda) "Desde sus inicios.... para entidades estatales", imágen</text:p>
            <text:p text:style-name="Preformatted_20_Text">tamaño mediana, primer logo Nómade ¿lo tenemos?, sino poner el anterior.</text:p>
            <text:p text:style-name="Preformatted_20_Text"/>
            <text:p text:style-name="Preformatted_20_Text"/>
            <text:p text:style-name="Preformatted_20_Text">-Párrafo 2 (bloque alineado a la derecha) "Actualmente atiende</text:p>
            <text:p text:style-name="Preformatted_20_Text">importantes...y transparencia en la prestación de los servicios</text:p>
            <text:p text:style-name="Preformatted_20_Text">públicos." Imagen tamaño mediana del nuevo logo. </text:p>
            <text:p text:style-name="Preformatted_20_Text"/>
            <text:p text:style-name="Preformatted_20_Text">-Párrafo 3 (bloque</text:p>
            <text:p text:style-name="Preformatted_20_Text">alineado a la izquierda) "Conformamos un grupo humano....eficiente y</text:p>
            <text:p text:style-name="Preformatted_20_Text">transparente.". Imagen tamaño mediana (imagen que sale gente).</text:p>
            <text:p text:style-name="Preformatted_20_Text"/>
            <text:p text:style-name="Preformatted_20_Text"/>
            <text:p text:style-name="Preformatted_20_Text">-Párrafo 4 (bloque alineado a la derecha) "Reconocemos nuestra</text:p>
            <text:p text:style-name="Preformatted_20_Text">responsabilidad...Planificar, Hacer, Verificar y Actuar.". Imagen tamaño</text:p>
            <text:p text:style-name="Preformatted_20_Text">mediana del sello de ISO 9001:2015 Certified.</text:p>
            <text:p text:style-name="Preformatted_20_Text"/>
            <text:p text:style-name="Preformatted_20_Text">-Párrafo 5 (bloque</text:p>
            <text:p text:style-name="Preformatted_20_Text">alineado a la izquierda) "Politica de Calidad". </text:p>
            <text:p text:style-name="Preformatted_20_Text"/>
            <text:p text:style-name="Preformatted_20_Text">Gracias. Seguimos en</text:p>
            <text:p text:style-name="Preformatted_20_Text">contacto. </text:p>
            <text:p text:style-name="Preformatted_20_Text"/>
            <text:p text:style-name="P2">Saludos.</text:p>
            <text:p text:style-name="P2"><text:a xlink:type="simple" xlink:href="../recursos/Material_Carlos/Contenido%20Nosotros%20V1.odt" text:style-name="Internet_20_link" text:visited-style-name="Visited_20_Internet_20_Link">Contenido Nosotros V1</text:a></text:p>
          </table:table-cell>
        </table:table-row>
        <table:table-row>
          <table:table-cell table:style-name="Tabla1.A2" office:value-type="string">
            <text:p text:style-name="P5"><text:span text:style-name="T1">Mail 01/04/2019 - </text:span>Adecuaciones a la Página 3 </text:p>
            <text:p text:style-name="P1">Estimados, </text:p>
            <text:p text:style-name="Preformatted_20_Text"/>
            <text:p text:style-name="Preformatted_20_Text"><text:soft-page-break/>-Sección Inicio: barra de menú, cuando se va a otra</text:p>
            <text:p text:style-name="Preformatted_20_Text">sección que solo salga la N del logo o el nombre NómadeSoft sino se</text:p>
            <text:p text:style-name="Preformatted_20_Text">achica mucho y no se ve bien.</text:p>
            <text:p text:style-name="Preformatted_20_Text"/>
            <text:p text:style-name="Preformatted_20_Text"><text:s/>-cambiar colores mosaico para que no sea</text:p>
            <text:p text:style-name="Preformatted_20_Text">tan oscuro. (probar color azul nómade, y esmerilado como imagen, no como</text:p>
            <text:p text:style-name="Preformatted_20_Text">efecto)</text:p>
            <text:p text:style-name="Preformatted_20_Text"><text:s/>-ver como queda Logo (N + nombre). </text:p>
            <text:p text:style-name="Preformatted_20_Text"><text:s/>-cambiar frase por :</text:p>
            <text:p text:style-name="Preformatted_20_Text">"Servicios Informáticos de alta calidad certificados" y el sello ISO</text:p>
            <text:p text:style-name="Preformatted_20_Text">Certified. </text:p>
            <text:p text:style-name="Preformatted_20_Text"/>
            <text:p text:style-name="Preformatted_20_Text">Si quieren (y se puede editar y probar) en algún momento</text:p>
            <text:p text:style-name="Preformatted_20_Text">avisen y probamos.</text:p>
            <text:p text:style-name="Preformatted_20_Text"/>
            <text:p text:style-name="Preformatted_20_Text">-Sección productos: fondo según lo que les pasé</text:p>
            <text:p text:style-name="Preformatted_20_Text">correo anterior.</text:p>
            <text:p text:style-name="Preformatted_20_Text"/>
            <text:p text:style-name="Preformatted_20_Text">-Sección contacto: fondo según lo que les pasé por</text:p>
            <text:p text:style-name="Preformatted_20_Text">correo anterior. Además arreglar dirección Mendoza y agregar dirección</text:p>
            <text:p text:style-name="Preformatted_20_Text"/>
            <text:p text:style-name="Preformatted_20_Text"/>
            <text:p text:style-name="Preformatted_20_Text">Salta y TDF.</text:p>
            <text:p text:style-name="Preformatted_20_Text"/>
            <text:p text:style-name="Preformatted_20_Text">-Agregar en todas las secciones el ícono de la punta de</text:p>
            <text:p text:style-name="Preformatted_20_Text">flecha que envía al Inicio de la página. </text:p>
            <text:p text:style-name="Preformatted_20_Text"/>
            <text:p text:style-name="Preformatted_20_Text">Gracias. Seguimos en</text:p>
            <text:p text:style-name="P2">contacto. </text:p>
          </table:table-cell>
        </table:table-row>
        <table:table-row>
          <table:table-cell table:style-name="Tabla1.A2" office:value-type="string">
            <text:p text:style-name="P5"><text:span text:style-name="T1">Mail 01/04/2019 - </text:span>Adecuaciones a la Página 2 </text:p>
            <text:p text:style-name="P1">Estimados, </text:p>
            <text:p text:style-name="Preformatted_20_Text"/>
            <text:p text:style-name="Preformatted_20_Text">tres comentarios más sobre el diseño: </text:p>
            <text:p text:style-name="Preformatted_20_Text"/>
            <text:p text:style-name="Preformatted_20_Text"><text:s text:c="9"/>* sección</text:p>
            <text:p text:style-name="Preformatted_20_Text">inicio: probar que el fondo (detrás del esmerilado) en lugar de los</text:p>
            <text:p text:style-name="Preformatted_20_Text">rombos sea el azul uniforme como el fondo de la barra de menú. Ver como</text:p>
            <text:p text:style-name="Preformatted_20_Text">se ve esto junto con la modificación siguiente.</text:p>
            <text:p text:style-name="Preformatted_20_Text"/>
            <text:p text:style-name="Preformatted_20_Text"><text:s text:c="9"/>* sección productos:</text:p>
            <text:p text:style-name="Preformatted_20_Text">que tenga el mismo diseño (de fondo) que el resto (servicios, nostros,</text:p>
            <text:p text:style-name="Preformatted_20_Text">etc..). Es decir, que arriba, de bajo del menú no quede línea recta, que</text:p>
            <text:p text:style-name="Preformatted_20_Text">salga curva como el resto. </text:p>
            <text:p text:style-name="Preformatted_20_Text"/>
            <text:p text:style-name="Preformatted_20_Text"><text:s text:c="9"/>* sección contacto: hacerlo que sea más</text:p>
            <text:p text:style-name="Preformatted_20_Text">larga para que el diseño de fondo quede igual al resto. Es decir, el</text:p>
            <text:p text:style-name="Preformatted_20_Text">diseño (de fondo, división azul) que separa la sección "Casos de éxitos"</text:p>
            <text:p text:style-name="Preformatted_20_Text">con la sección "Contactos" queda muy abajo no llega a juntarse con la</text:p>
            <text:p text:style-name="Preformatted_20_Text">barra del menú arriba.</text:p>
            <text:p text:style-name="Preformatted_20_Text"/>
            <text:p text:style-name="Preformatted_20_Text">Por ahora, esto solamente, avisen cuando podría</text:p>
            <text:p text:style-name="Preformatted_20_Text">estar lo del viernes + estos que va ahora. </text:p>
            <text:p text:style-name="Preformatted_20_Text"/>
            <text:p text:style-name="Preformatted_20_Text">Seguimos en contacto.</text:p>
            <text:p text:style-name="Preformatted_20_Text"/>
            <text:p text:style-name="Preformatted_20_Text"/>
            <text:p text:style-name="P2">Gracias. Salu2. </text:p>
          </table:table-cell>
        </table:table-row>
        <table:table-row>
          <table:table-cell table:style-name="Tabla1.A2" office:value-type="string">
            <text:p text:style-name="P5"><text:span text:style-name="T1">Mail 29/03/2019 - </text:span>Adecuaciones para la página </text:p>
            <text:p text:style-name="P1">Hola, Leandro: </text:p>
            <text:p text:style-name="Preformatted_20_Text"><text:soft-page-break/></text:p>
            <text:p text:style-name="Preformatted_20_Text">aquí van las adecuaciones a la página al</text:p>
            <text:p text:style-name="Preformatted_20_Text">29/03/2019: </text:p>
            <text:p text:style-name="Preformatted_20_Text"/>
            <text:p text:style-name="Preformatted_20_Text">-logo Nómade en la barra de menú en negativo (colores</text:p>
            <text:p text:style-name="Preformatted_20_Text">invertidos, es decir fondo azul el mismo que el encabezado y letras en</text:p>
            <text:p text:style-name="Preformatted_20_Text">blanco).</text:p>
            <text:p text:style-name="Preformatted_20_Text"/>
            <text:p text:style-name="Preformatted_20_Text">-Vidrio esmerilado: NómadeSOft más abajo en alta resolución se</text:p>
            <text:p text:style-name="Preformatted_20_Text">junta con el menú de arriba.</text:p>
            <text:p text:style-name="Preformatted_20_Text"><text:s/>Frase: "Proveemos ... " más grande e</text:p>
            <text:p text:style-name="Preformatted_20_Text">itálica podría ser... y ojo dice "service" en lugar de</text:p>
            <text:p text:style-name="Preformatted_20_Text">"servicios".</text:p>
            <text:p text:style-name="Preformatted_20_Text"/>
            <text:p text:style-name="Preformatted_20_Text">-Productos: imágen círculo de la derecha que tenga el</text:p>
            <text:p text:style-name="Preformatted_20_Text">mismo efecto que el resto de los círuclos, que se agrande.</text:p>
            <text:p text:style-name="Preformatted_20_Text"><text:s/>Frase: más</text:p>
            <text:p text:style-name="Preformatted_20_Text">grande, con comillas y en color azul nómade. Agregar en la frase:</text:p>
            <text:p text:style-name="Preformatted_20_Text">".....promoviendo la investigación e innovación de procesos y</text:p>
            <text:p text:style-name="Preformatted_20_Text">metodologías, con prácticas institucionalizadas y que se realicen en</text:p>
            <text:p text:style-name="Preformatted_20_Text">forma ejemplar".</text:p>
            <text:p text:style-name="Preformatted_20_Text"/>
            <text:p text:style-name="Preformatted_20_Text">-Servicios: la frase más grande, con comillas y en</text:p>
            <text:p text:style-name="Preformatted_20_Text">color azul nómade. Cambiar en la frase el comienzo: "Fortalecemos y</text:p>
            <text:p text:style-name="Preformatted_20_Text">promovemos ... " en lugar de "Fortalecer y promover".</text:p>
            <text:p text:style-name="Preformatted_20_Text"/>
            <text:p text:style-name="Preformatted_20_Text">-Nosotros: la</text:p>
            <text:p text:style-name="Preformatted_20_Text">frase más grande, con comillas y en color azul nómade. Cambiar en la</text:p>
            <text:p text:style-name="Preformatted_20_Text">frase el comienzo: "Promovemos ... " en lugar de "Promover".</text:p>
            <text:p text:style-name="Preformatted_20_Text"/>
            <text:p text:style-name="Preformatted_20_Text">-Casos de</text:p>
            <text:p text:style-name="Preformatted_20_Text">éxito: la frase más grande, con comillas y en color azul nómade. Cambiar</text:p>
            <text:p text:style-name="Preformatted_20_Text">en la frase el comienzo: "Satisfacemos ...." en lugar de</text:p>
            <text:p text:style-name="Preformatted_20_Text">"Satisfacer".</text:p>
            <text:p text:style-name="Preformatted_20_Text"/>
            <text:p text:style-name="Preformatted_20_Text">Agregar (no se dónde) imagen ISO 9001:2015 Certificado</text:p>
            <text:p text:style-name="Preformatted_20_Text">(Adjunto imagen). </text:p>
            <text:p text:style-name="Preformatted_20_Text"/>
            <text:p text:style-name="P2">Gracias y Seguimos en contacto. </text:p>
            <text:p text:style-name="P2"><text:a xlink:type="simple" xlink:href="../recursos/Material_Carlos/ISO%209001%20Cetificado.tif" text:style-name="Internet_20_link" text:visited-style-name="Visited_20_Internet_20_Link">ISO 9001 Cetificado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1:43:08.082000000</meta:creation-date>
    <dc:date>2019-04-06T11:59:32.402000000</dc:date>
    <meta:editing-duration>PT16M24S</meta:editing-duration>
    <meta:editing-cycles>3</meta:editing-cycles>
    <meta:generator>LibreOffice/6.0.1.1$Windows_X86_64 LibreOffice_project/60bfb1526849283ce2491346ed2aa51c465abfe6</meta:generator>
    <meta:document-statistic meta:table-count="1" meta:image-count="0" meta:object-count="0" meta:page-count="3" meta:paragraph-count="112" meta:word-count="753" meta:character-count="4556" meta:non-whitespace-character-count="3854"/>
  </office:meta>
</office:document-meta>
</file>